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25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1.73cm" fo:min-width="1.41cm"/>
    </style:style>
    <style:style style:name="gr3" style:family="graphic" style:parent-style-name="standard">
      <style:graphic-properties draw:fill="none" draw:textarea-vertical-align="middle" draw:auto-grow-height="false" fo:min-height="1.078cm" fo:min-width="0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fill="none" draw:textarea-vertical-align="middle" draw:auto-grow-height="false" fo:min-height="7.711cm" fo:min-width="0cm"/>
    </style:style>
    <style:style style:name="gr6" style:family="graphic" style:parent-style-name="standard">
      <style:graphic-properties draw:fill="none" draw:textarea-vertical-align="middle" draw:auto-grow-height="false" fo:min-height="2.26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8.5cm" svg:x="2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2.8cm" svg:x="2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cm" svg:height="2.8cm" svg:x="2.5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cm" svg:height="2.8cm" svg:x="2.5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1.4cm" svg:x="5.5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0.6cm" svg:height="0.962cm" svg:x="6.1cm" svg:y="3.338cm">
          <draw:text-box>
            <text:p>r</text:p>
          </draw:text-box>
        </draw:frame>
        <draw:custom-shape draw:style-name="gr5" draw:text-style-name="P2" draw:layer="layout" svg:width="0.6cm" svg:height="8.399cm" svg:x="6.601cm" svg:y="3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1.3cm" svg:height="0.962cm" svg:x="7.5cm" svg:y="6.738cm">
          <draw:text-box>
            <text:p>6r</text:p>
          </draw:text-box>
        </draw:frame>
        <draw:custom-shape draw:style-name="gr6" draw:text-style-name="P2" draw:layer="layout" svg:width="0.6cm" svg:height="2.649cm" draw:transform="rotate (1.5707963267949) translate (2.551cm 2.7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1.3cm" svg:height="0.962cm" svg:x="3.3cm" svg:y="1.038cm">
          <draw:text-box>
            <text:p>2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bor Harcsa</meta:initial-creator>
    <meta:creation-date>2016-06-17T22:07:32.974168894</meta:creation-date>
    <dc:date>2016-06-17T22:50:49.163960430</dc:date>
    <dc:creator>Tibor Harcsa</dc:creator>
    <meta:editing-duration>PT28M6S</meta:editing-duration>
    <meta:editing-cycles>1</meta:editing-cycles>
    <meta:document-statistic meta:object-count="10"/>
    <meta:generator>LibreOffice/5.0.6.3$Linux_X86_64 LibreOffice_project/490fc03b25318460cfc54456516ea2519c11d1aa</meta:generator>
  </office:meta>
</office:document-meta>
</file>